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Preformatted_20_Text">
      <style:paragraph-properties fo:break-before="pag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style:font-size-asian="14pt" style:font-size-complex="14pt"/>
    </style:style>
    <style:style style:name="P7" style:family="paragraph" style:parent-style-name="Preformatted_20_Text">
      <style:text-properties fo:font-size="11pt" style:font-size-asian="11pt" style:font-size-complex="11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Apresentação de Projeto e Ideia</text:p>
      <text:p text:style-name="Preformatted_20_Text"/>
      <text:p text:style-name="Preformatted_20_Text"/>
      <text:p text:style-name="Subtitle"/>
      <text:p text:style-name="Subtitle">IDEIA DO PROJETO:</text:p>
      <text:p text:style-name="P4"/>
      <text:p text:style-name="P4">O projeto "AJUDANTE" de Restaurantes(Help.me), tem como objetivo desenvolver uma aplicação web baseada em Spring Boot com Angular para auxiliar na gestão e operação de restaurantes. A ideia principal é criar uma plataforma que simplifique as tarefas diárias dos restaurantes, desde o gerenciamento de mesas e cardápios, cupons de desconto para clientes que já consome a tempos e tem um cadastro no sistema até o acompanhamento das vendas, pedidos, percentual de atendiemnto e desempenho dos garçons, controle de produtos em uma mesa, como calcular sempre que algo é acrescentado a uma comanda e é somado e também conta com implementação de web hookings para gerenciar estoque de outra api de gerenciamento de estoque criado por nós também.</text:p>
      <text:p text:style-name="P4"/>
      <text:p text:style-name="P4">TrentorSystems LTDA(Todos Os Direitos Reservados<text:line-break/><text:line-break/><text:line-break/>1. Introdução</text:p>
      <text:p text:style-name="P4"/>
      <text:p text:style-name="Text_20_body">O projeto "AJUDANTE" de Restaurantes (Help.me), desenvolvido pela TrentorSystems LTDA, é uma aplicação web baseada em Spring Boot com Angular, projetada para auxiliar na gestão e operação de restaurantes. O objetivo principal é fornecer uma plataforma completa que simplifique as tarefas diárias dos restaurantes, desde o gerenciamento de mesas e cardápios até o acompanhamento das vendas, pedidos e desempenho dos garçons. Além disso, o sistema incluirá recursos avançados, como cupons de desconto para clientes cadastrados e integração com uma API de gerenciamento de estoque.</text:p>
      <text:h text:style-name="Heading_20_2" text:outline-level="2">2. Requisitos Funcionais</text:h>
      <text:h text:style-name="Heading_20_3" text:outline-level="3">2.1 Gerenciamento de Mesas</text:h>
      <text:list xml:id="list4053281062" text:style-name="L1">
        <text:list-item>
          <text:p text:style-name="P9">O sistema deve permitir o cadastro, edição e exclusão de mesas, atribuindo a cada uma um identificador único.</text:p>
        </text:list-item>
        <text:list-item>
          <text:p text:style-name="P9">Deve ser possível visualizar o status atual de cada mesa (livre, ocupada, reservada) e registrar alterações conforme necessário.</text:p>
        </text:list-item>
        <text:list-item>
          <text:p text:style-name="P8">Deve haver uma funcionalidade para acompanhar o histórico de ocupação de cada mesa, registrando horários de início e término das ocupações.</text:p>
        </text:list-item>
      </text:list>
      <text:h text:style-name="Heading_20_3" text:outline-level="3">2.2 Gerenciamento de Cardápios</text:h>
      <text:list xml:id="list2250363167" text:style-name="L2">
        <text:list-item>
          <text:p text:style-name="P11">Deve ser possível cadastrar categorias de menu e associar pratos a cada categoria.</text:p>
        </text:list-item>
        <text:list-item>
          <text:p text:style-name="P11">Os pratos devem conter informações detalhadas, como nome, descrição, preço e imagem ilustrativa.</text:p>
        </text:list-item>
        <text:list-item>
          <text:p text:style-name="P10"><text:soft-page-break/>Deve ser possível editar e excluir pratos, bem como adicionar novos pratos ao cardápio conforme necessário.</text:p>
        </text:list-item>
      </text:list>
      <text:h text:style-name="Heading_20_3" text:outline-level="3">2.3 Gerenciamento de Pedidos</text:h>
      <text:list xml:id="list4040267839" text:style-name="L3">
        <text:list-item>
          <text:p text:style-name="P13">Os garçons devem poder registrar pedidos associados às mesas de forma rápida e intuitiva.</text:p>
        </text:list-item>
        <text:list-item>
          <text:p text:style-name="P13">Deve ser possível adicionar, remover e modificar itens em um pedido antes que ele seja enviado para a cozinha.</text:p>
        </text:list-item>
        <text:list-item>
          <text:p text:style-name="P12">O sistema deve permitir o acompanhamento em tempo real do status dos pedidos, indicando quando estão em preparo, prontos para servir ou já servidos.</text:p>
        </text:list-item>
      </text:list>
      <text:h text:style-name="Heading_20_3" text:outline-level="3">2.4 Gerenciamento de Garçons e Funcionários</text:h>
      <text:list xml:id="list1739305903" text:style-name="L4">
        <text:list-item>
          <text:p text:style-name="P15">Deve ser possível cadastrar e gerenciar informações de garçons e outros funcionários do restaurante.</text:p>
        </text:list-item>
        <text:list-item>
          <text:p text:style-name="P15">Os garçons devem ter um registro de desempenho, incluindo o cálculo automático da porcentagem das vendas.</text:p>
        </text:list-item>
        <text:list-item>
          <text:p text:style-name="P14">O sistema deve permitir a atribuição de mesas e pedidos a garçons específicos para fins de rastreamento e avaliação de desempenho.</text:p>
        </text:list-item>
      </text:list>
      <text:h text:style-name="Heading_20_3" text:outline-level="3">2.5 Controle de Cupons de Desconto</text:h>
      <text:list xml:id="list2092068948" text:style-name="L5">
        <text:list-item>
          <text:p text:style-name="P17">Deve ser possível criar, gerenciar e aplicar cupons de desconto para clientes cadastrados no sistema.</text:p>
        </text:list-item>
        <text:list-item>
          <text:p text:style-name="P16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1480316970" text:style-name="L6">
        <text:list-item>
          <text:p text:style-name="P19">O sistema deve integrar-se a uma API de gerenciamento de estoque para sincronizar informações sobre produtos e estoque disponível.</text:p>
        </text:list-item>
        <text:list-item>
          <text:p text:style-name="P18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47769680" text:style-name="L7">
        <text:list-item>
          <text:p text:style-name="P21">O sistema deve ser altamente responsivo, garantindo tempos de resposta rápidos mesmo em períodos de pico de uso.</text:p>
        </text:list-item>
        <text:list-item>
          <text:p text:style-name="P20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797418752" text:style-name="L8">
        <text:list-item>
          <text:p text:style-name="P23">O sistema deve garantir a segurança dos dados do restaurante e dos clientes, incluindo medidas de criptografia e proteção contra ataques cibernéticos.</text:p>
        </text:list-item>
        <text:list-item>
          <text:p text:style-name="P22">Deve ser implementado um sistema de autenticação e autorização robusto, com controle de acesso baseado em funções e permissões.</text:p>
        </text:list-item>
      </text:list>
      <text:h text:style-name="Heading_20_3" text:outline-level="3"><text:soft-page-break/>3.3 Usabilidade</text:h>
      <text:list xml:id="list3518220986" text:style-name="L9">
        <text:list-item>
          <text:p text:style-name="P25">A interface do usuário deve ser intuitiva e amigável, com navegação simplificada e feedback claro para as ações realizadas.</text:p>
        </text:list-item>
        <text:list-item>
          <text:p text:style-name="P24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1266314020" text:style-name="L10">
        <text:list-item>
          <text:p text:style-name="P27">O código-fonte deve seguir as melhores práticas de desenvolvimento, incluindo modularidade, coesão e baixo acoplamento.</text:p>
        </text:list-item>
        <text:list-item>
          <text:p text:style-name="P26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3006838733" text:style-name="L11">
        <text:list-item>
          <text:p text:style-name="P29">Deve ser implementada uma integração com Webhooks para permitir a comunicação e sincronização de dados com outras APIs, como o sistema de gerenciamento de estoque.</text:p>
        </text:list-item>
        <text:list-item>
          <text:p text:style-name="P28">Os Webhooks devem ser configuráveis e flexíveis, permitindo a troca de informações em tempo real e a automatização de processos.</text:p>
        </text:list-item>
      </text:list>
      <text:p text:style-name="P4"/>
      <text:p text:style-name="P2"/>
      <text:p text:style-name="P3"/>
      <text:p text:style-name="P3"/>
      <text:p text:style-name="Preformatted_20_Text"/>
      <text:p text:style-name="P5"/>
      <text:p text:style-name="P6"><text:span text:style-name="T1">1.1 Visão Geral</text:span></text:p>
      <text:p text:style-name="P6"><text:span text:style-name="T1"/></text:p>
      <text:p text:style-name="P7">O "AJUDANTE" de Restaurantes será uma ferramenta completa para restaurantes de todos os portes. Permitirá o cadastro e gerenciamento de mesas, cardápios, pedidos, funcionários e relatórios de vendas. Além disso, terá recursos avançados como cálculo automático da porcentagem das vendas para os garçons e acompanhamento em tempo real do status dos pedidos.</text:p>
      <text:p text:style-name="P7">1.2 Objetivos</text:p>
      <text:p text:style-name="P7"><text:s text:c="4"/>• Simplificar a gestão operacional de restaurantes.</text:p>
      <text:p text:style-name="P7"><text:s text:c="4"/>• Melhorar a experiência dos clientes e funcionários.</text:p>
      <text:p text:style-name="P7"><text:s text:c="4"/>• Aumentar a eficiência e produtividade do restaurante.</text:p>
      <text:p text:style-name="P7"><text:s text:c="4"/>• Fornecer insights valiosos por meio de relatórios detalhados.</text:p>
      <text:p text:style-name="P7">1.3 Benefícios</text:p>
      <text:p text:style-name="P7"><text:s text:c="4"/>• Redução de erros nos pedidos e aumento da satisfação do cliente.</text:p>
      <text:p text:style-name="P7"><text:s text:c="4"/>• Otimização do tempo dos funcionários, permitindo que se concentrem no atendimento.</text:p>
      <text:p text:style-name="P7"><text:s text:c="4"/>• Melhoria na organização e controle das operações do restaurante.</text:p>
      <text:p text:style-name="P7"><text:s text:c="4"/>• Facilidade na análise do desempenho e identificação de oportunidades de melhoria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4T08:22:38.705545286</dc:date>
    <meta:editing-duration>PT3H2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56" meta:word-count="897" meta:character-count="5887" meta:non-whitespace-character-count="5038"/>
  </office:meta>
</office:document-meta>
</file>